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6.3083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2.9591in"/>
    </style:style>
    <style:style style:name="co6" style:family="table-column">
      <style:table-column-properties fo:break-before="auto" style:column-width="1.5457in"/>
    </style:style>
    <style:style style:name="co7" style:family="table-column">
      <style:table-column-properties fo:break-before="auto" style:column-width="2.0272in"/>
    </style:style>
    <style:style style:name="co8" style:family="table-column">
      <style:table-column-properties fo:break-before="auto" style:column-width="1.8374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2.6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iri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HP:0031860</text:p>
          </table:table-cell>
          <table:table-cell office:value-type="string" calcext:value-type="string">
            <text:p>http://purl.obolibrary.org/obo/HP_003186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http://purl.obolibrary.org/obo/MONDO_000102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table:number-columns-repeated="2"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http://www.ebi.ac.uk/efo/EFO_100083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http://www.ebi.ac.uk/efo/EFO_0007788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EFO:0004512</text:p>
          </table:table-cell>
          <table:table-cell office:value-type="string" calcext:value-type="string">
            <text:p>http://www.ebi.ac.uk/efo/EFO_000451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10" office:value-type="string" calcext:value-type="string">
            <text:p>Calculus of gallbladder with cholecystitis (disorder)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http://snomed.info/id/25924004</text:p>
          </table:table-cell>
          <table:table-cell table:number-columns-repeated="2" table:style-name="ce10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http://purl.obolibrary.org/obo/NCIT_C84449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MONDO:0005405</text:p>
          </table:table-cell>
          <table:table-cell office:value-type="string" calcext:value-type="string">
            <text:p>http://purl.obolibrary.org/obo/MONDO_0005405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EFO:1000184</text:p>
          </table:table-cell>
          <table:table-cell office:value-type="string" calcext:value-type="string">
            <text:p>http://www.ebi.ac.uk/efo/EFO_100018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http://purl.obolibrary.org/obo/MONDO_0021661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EFO:0009524</text:p>
          </table:table-cell>
          <table:table-cell office:value-type="string" calcext:value-type="string">
            <text:p>http://www.ebi.ac.uk/efo/EFO_000952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http://snomed.info/id/20129400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ereditary late-onset parkinson disease</text:p>
          </table:table-cell>
          <table:table-cell office:value-type="string" calcext:value-type="string">
            <text:p>Orphanet:411602</text:p>
          </table:table-cell>
          <table:table-cell office:value-type="string" calcext:value-type="string">
            <text:p>http://www.orpha.net/ORDO/Orphanet_411602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http://www.ebi.ac.uk/efo/EFO_000967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EFO:0001421</text:p>
          </table:table-cell>
          <table:table-cell office:value-type="string" calcext:value-type="string">
            <text:p>http://www.ebi.ac.uk/efo/EFO_000142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http://purl.obolibrary.org/obo/NCIT_C933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table:number-columns-repeated="2"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http://www.ebi.ac.uk/efo/EFO_000528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http://www.ebi.ac.uk/efo/EFO_1000416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MONDO:0017408</text:p>
          </table:table-cell>
          <table:table-cell office:value-type="string" calcext:value-type="string">
            <text:p>http://purl.obolibrary.org/obo/MONDO_001740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refractory hematologic cancer</text:p>
          </table:table-cell>
          <table:table-cell office:value-type="string" calcext:value-type="string">
            <text:p>MONDO:0004111</text:p>
          </table:table-cell>
          <table:table-cell office:value-type="string" calcext:value-type="string">
            <text:p>http://purl.obolibrary.org/obo/MONDO_0004111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http://purl.obolibrary.org/obo/MONDO_0004847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derweight body mass index status</text:p>
          </table:table-cell>
          <table:table-cell office:value-type="string" calcext:value-type="string">
            <text:p>EFO:0005936</text:p>
          </table:table-cell>
          <table:table-cell office:value-type="string" calcext:value-type="string">
            <text:p>http://www.ebi.ac.uk/efo/EFO_0005936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upper moiety ureter of duplex kidney (disorder)</text:p>
          </table:table-cell>
          <table:table-cell office:value-type="string" calcext:value-type="string">
            <text:p>264917009</text:p>
          </table:table-cell>
          <table:table-cell office:value-type="string" calcext:value-type="string">
            <text:p>http://snomed.info/id/26491700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table:number-columns-repeated="2"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table:number-columns-repeated="2"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viral respiratory tract infection</text:p>
          </table:table-cell>
          <table:table-cell office:value-type="string" calcext:value-type="string">
            <text:p>NCIT:C27219</text:p>
          </table:table-cell>
          <table:table-cell office:value-type="string" calcext:value-type="string">
            <text:p>http://purl.obolibrary.org/obo/NCIT_C272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1T08:23:48.676369405</dc:date>
    <meta:editing-duration>PT8H49M37S</meta:editing-duration>
    <meta:editing-cycles>325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